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officeooo:rsid="0002c33c" officeooo:paragraph-rsid="0002c33c"/>
    </style:style>
    <style:style style:name="P2" style:family="paragraph" style:parent-style-name="Standard">
      <style:paragraph-properties fo:line-height="150%"/>
      <style:text-properties officeooo:rsid="0002c33c" officeooo:paragraph-rsid="00080d73"/>
    </style:style>
    <style:style style:name="P3" style:family="paragraph" style:parent-style-name="Standard">
      <style:paragraph-properties fo:line-height="150%"/>
      <style:text-properties officeooo:rsid="0002c33c" officeooo:paragraph-rsid="00081f5e"/>
    </style:style>
    <style:style style:name="P4" style:family="paragraph" style:parent-style-name="Standard">
      <style:paragraph-properties fo:line-height="150%"/>
      <style:text-properties officeooo:rsid="0002c33c" officeooo:paragraph-rsid="0010eb11"/>
    </style:style>
    <style:style style:name="P5" style:family="paragraph" style:parent-style-name="Standard">
      <style:paragraph-properties fo:line-height="150%"/>
      <style:text-properties officeooo:rsid="0002c33c" officeooo:paragraph-rsid="00129441"/>
    </style:style>
    <style:style style:name="P6" style:family="paragraph" style:parent-style-name="Standard">
      <style:paragraph-properties fo:line-height="150%"/>
      <style:text-properties officeooo:rsid="0002c33c" officeooo:paragraph-rsid="0019bcb6"/>
    </style:style>
    <style:style style:name="P7" style:family="paragraph" style:parent-style-name="Standard">
      <style:paragraph-properties fo:line-height="150%"/>
      <style:text-properties officeooo:rsid="0002c33c" officeooo:paragraph-rsid="001cdae0"/>
    </style:style>
    <style:style style:name="P8" style:family="paragraph" style:parent-style-name="Standard">
      <style:paragraph-properties fo:line-height="150%"/>
      <style:text-properties officeooo:rsid="0002c33c" officeooo:paragraph-rsid="002149bb"/>
    </style:style>
    <style:style style:name="P9" style:family="paragraph" style:parent-style-name="Standard">
      <style:paragraph-properties fo:line-height="150%"/>
      <style:text-properties officeooo:paragraph-rsid="000550b4"/>
    </style:style>
    <style:style style:name="P10" style:family="paragraph" style:parent-style-name="Standard">
      <style:paragraph-properties fo:line-height="150%" fo:text-align="justify" style:justify-single-word="false"/>
      <style:text-properties officeooo:paragraph-rsid="0015ae4d"/>
    </style:style>
    <style:style style:name="P11" style:family="paragraph" style:parent-style-name="Standard">
      <style:paragraph-properties fo:line-height="150%"/>
      <style:text-properties officeooo:rsid="0003dd1b" officeooo:paragraph-rsid="0003dd1b"/>
    </style:style>
    <style:style style:name="P12" style:family="paragraph" style:parent-style-name="Standard">
      <style:paragraph-properties fo:line-height="150%"/>
      <style:text-properties officeooo:rsid="00069db1" officeooo:paragraph-rsid="00069db1"/>
    </style:style>
    <style:style style:name="P13" style:family="paragraph" style:parent-style-name="Standard">
      <style:paragraph-properties fo:line-height="150%"/>
      <style:text-properties officeooo:rsid="00069db1" officeooo:paragraph-rsid="0007dc56"/>
    </style:style>
    <style:style style:name="P14" style:family="paragraph" style:parent-style-name="Standard">
      <style:paragraph-properties fo:line-height="150%"/>
      <style:text-properties officeooo:rsid="00080d73" officeooo:paragraph-rsid="00080d73"/>
    </style:style>
    <style:style style:name="P15" style:family="paragraph" style:parent-style-name="Standard">
      <style:paragraph-properties fo:line-height="150%"/>
      <style:text-properties officeooo:rsid="0009f5fe" officeooo:paragraph-rsid="0009f5fe"/>
    </style:style>
    <style:style style:name="P16" style:family="paragraph" style:parent-style-name="Standard">
      <style:paragraph-properties fo:line-height="150%"/>
      <style:text-properties officeooo:rsid="000d1c50" officeooo:paragraph-rsid="000d1c50"/>
    </style:style>
    <style:style style:name="P17" style:family="paragraph" style:parent-style-name="Standard">
      <style:paragraph-properties fo:line-height="150%"/>
      <style:text-properties officeooo:rsid="0010eb11" officeooo:paragraph-rsid="0010eb11"/>
    </style:style>
    <style:style style:name="P18" style:family="paragraph" style:parent-style-name="Standard">
      <style:paragraph-properties fo:line-height="150%"/>
      <style:text-properties officeooo:rsid="00129441" officeooo:paragraph-rsid="00129441"/>
    </style:style>
    <style:style style:name="P19" style:family="paragraph" style:parent-style-name="Standard">
      <style:paragraph-properties fo:line-height="150%"/>
      <style:text-properties officeooo:rsid="00154a13" officeooo:paragraph-rsid="00154a13"/>
    </style:style>
    <style:style style:name="P20" style:family="paragraph" style:parent-style-name="Standard">
      <style:paragraph-properties fo:line-height="150%"/>
      <style:text-properties officeooo:rsid="0007dc56" officeooo:paragraph-rsid="0007dc56"/>
    </style:style>
    <style:style style:name="P21" style:family="paragraph" style:parent-style-name="Title">
      <style:paragraph-properties fo:line-height="150%"/>
    </style:style>
    <style:style style:name="P22" style:family="paragraph" style:parent-style-name="Text_20_body">
      <style:paragraph-properties fo:line-height="150%"/>
      <style:text-properties officeooo:rsid="00180bda" officeooo:paragraph-rsid="00180bda"/>
    </style:style>
    <style:style style:name="P23" style:family="paragraph" style:parent-style-name="Text_20_body">
      <style:paragraph-properties fo:line-height="150%"/>
      <style:text-properties officeooo:paragraph-rsid="00180bda"/>
    </style:style>
    <style:style style:name="P24" style:family="paragraph" style:parent-style-name="Standard" style:list-style-name="L1">
      <style:paragraph-properties fo:line-height="150%"/>
      <style:text-properties officeooo:rsid="0002c33c" officeooo:paragraph-rsid="0002c33c"/>
    </style:style>
    <style:style style:name="P25" style:family="paragraph" style:parent-style-name="Standard" style:list-style-name="L3">
      <style:paragraph-properties fo:line-height="150%"/>
      <style:text-properties officeooo:rsid="0002c33c" officeooo:paragraph-rsid="0019bcb6"/>
    </style:style>
    <style:style style:name="P26" style:family="paragraph" style:parent-style-name="Standard" style:list-style-name="L3">
      <style:paragraph-properties fo:line-height="150%"/>
      <style:text-properties officeooo:rsid="0002c33c" officeooo:paragraph-rsid="001b6eac"/>
    </style:style>
    <style:style style:name="P27" style:family="paragraph" style:parent-style-name="Standard" style:list-style-name="L4">
      <style:paragraph-properties fo:line-height="150%"/>
      <style:text-properties officeooo:rsid="0002c33c" officeooo:paragraph-rsid="001cdae0"/>
    </style:style>
    <style:style style:name="P28" style:family="paragraph" style:parent-style-name="Standard" style:list-style-name="L4">
      <style:paragraph-properties fo:line-height="150%"/>
      <style:text-properties officeooo:rsid="0002c33c" officeooo:paragraph-rsid="00080d73"/>
    </style:style>
    <style:style style:name="P29" style:family="paragraph" style:parent-style-name="Standard">
      <style:paragraph-properties fo:line-height="150%"/>
      <style:text-properties officeooo:rsid="0002c33c" officeooo:paragraph-rsid="000550b4"/>
    </style:style>
    <style:style style:name="P30" style:family="paragraph" style:parent-style-name="Standard">
      <style:paragraph-properties fo:line-height="150%"/>
      <style:text-properties officeooo:rsid="0002c33c" officeooo:paragraph-rsid="0024709f"/>
    </style:style>
    <style:style style:name="P31" style:family="paragraph" style:parent-style-name="Standard">
      <style:paragraph-properties fo:line-height="150%"/>
      <style:text-properties officeooo:rsid="0002c33c" officeooo:paragraph-rsid="0010eb11"/>
    </style:style>
    <style:style style:name="P32" style:family="paragraph" style:parent-style-name="Standard">
      <style:paragraph-properties fo:line-height="150%"/>
      <style:text-properties officeooo:rsid="0002c33c" officeooo:paragraph-rsid="0002c33c"/>
    </style:style>
    <style:style style:name="P33" style:family="paragraph" style:parent-style-name="Standard">
      <style:paragraph-properties fo:line-height="150%"/>
      <style:text-properties officeooo:rsid="0002c33c" officeooo:paragraph-rsid="00264a1c"/>
    </style:style>
    <style:style style:name="P34" style:family="paragraph" style:parent-style-name="Standard" style:list-style-name="L1">
      <style:paragraph-properties fo:line-height="150%"/>
      <style:text-properties officeooo:paragraph-rsid="0002c33c"/>
    </style:style>
    <style:style style:name="P35" style:family="paragraph" style:parent-style-name="Standard" style:list-style-name="L5">
      <style:paragraph-properties fo:line-height="150%"/>
      <style:text-properties officeooo:paragraph-rsid="000d1c50"/>
    </style:style>
    <style:style style:name="P36" style:family="paragraph" style:parent-style-name="Standard" style:list-style-name="L5">
      <style:paragraph-properties fo:line-height="150%"/>
      <style:text-properties officeooo:paragraph-rsid="000e01b8"/>
    </style:style>
    <style:style style:name="P37" style:family="paragraph" style:parent-style-name="Standard">
      <style:paragraph-properties fo:line-height="150%"/>
      <style:text-properties officeooo:paragraph-rsid="0022d953"/>
    </style:style>
    <style:style style:name="P38" style:family="paragraph" style:parent-style-name="Standard">
      <style:paragraph-properties fo:line-height="150%"/>
      <style:text-properties officeooo:rsid="001cdae0" officeooo:paragraph-rsid="001cdae0"/>
    </style:style>
    <style:style style:name="P39" style:family="paragraph" style:parent-style-name="Standard" style:list-style-name="L5">
      <style:paragraph-properties fo:line-height="150%"/>
      <style:text-properties officeooo:rsid="000d1c50" officeooo:paragraph-rsid="000d1c50"/>
    </style:style>
    <style:style style:name="P40" style:family="paragraph" style:parent-style-name="Standard" style:list-style-name="L5">
      <style:paragraph-properties fo:line-height="150%"/>
      <style:text-properties officeooo:rsid="000e01b8" officeooo:paragraph-rsid="000e01b8"/>
    </style:style>
    <style:style style:name="P41" style:family="paragraph" style:parent-style-name="Standard" style:list-style-name="L5">
      <style:paragraph-properties fo:line-height="150%"/>
      <style:text-properties officeooo:rsid="000e01b8" officeooo:paragraph-rsid="0022d953"/>
    </style:style>
    <style:style style:name="P42" style:family="paragraph" style:parent-style-name="Standard">
      <style:paragraph-properties fo:line-height="150%"/>
      <style:text-properties officeooo:rsid="000e01b8" officeooo:paragraph-rsid="0022d9e3"/>
    </style:style>
    <style:style style:name="P43" style:family="paragraph" style:parent-style-name="Standard" style:list-style-name="L6">
      <style:paragraph-properties fo:line-height="150%"/>
      <style:text-properties officeooo:rsid="00154a13" officeooo:paragraph-rsid="00154a13"/>
    </style:style>
    <style:style style:name="P44" style:family="paragraph" style:parent-style-name="Standard">
      <style:paragraph-properties fo:line-height="150%"/>
      <style:text-properties officeooo:rsid="00069db1" officeooo:paragraph-rsid="00069db1"/>
    </style:style>
    <style:style style:name="P45" style:family="paragraph" style:parent-style-name="Standard">
      <style:paragraph-properties fo:line-height="150%"/>
      <style:text-properties officeooo:rsid="0022d9e3" officeooo:paragraph-rsid="0022d9e3"/>
    </style:style>
    <style:style style:name="P46" style:family="paragraph" style:parent-style-name="Standard">
      <style:paragraph-properties fo:line-height="150%"/>
      <style:text-properties officeooo:rsid="0024709f" officeooo:paragraph-rsid="0024709f"/>
    </style:style>
    <style:style style:name="P47" style:family="paragraph" style:parent-style-name="Text_20_body">
      <style:paragraph-properties fo:line-height="150%"/>
      <style:text-properties officeooo:rsid="00180bda" officeooo:paragraph-rsid="00180bda"/>
    </style:style>
    <style:style style:name="P48" style:family="paragraph" style:parent-style-name="Text_20_body" style:list-style-name="L2">
      <style:paragraph-properties fo:line-height="150%"/>
      <style:text-properties officeooo:rsid="00180bda" officeooo:paragraph-rsid="00180bda"/>
    </style:style>
    <style:style style:name="P49" style:family="paragraph" style:parent-style-name="Text_20_body" style:list-style-name="L2">
      <style:paragraph-properties fo:line-height="150%"/>
      <style:text-properties officeooo:rsid="00180bda" officeooo:paragraph-rsid="0019bcb6"/>
    </style:style>
    <style:style style:name="P50" style:family="paragraph" style:parent-style-name="Text_20_body" style:list-style-name="L2">
      <style:paragraph-properties fo:line-height="150%"/>
      <style:text-properties officeooo:rsid="0019bcb6" officeooo:paragraph-rsid="0019bcb6"/>
    </style:style>
    <style:style style:name="P51" style:family="paragraph" style:parent-style-name="Text_20_body">
      <style:text-properties officeooo:paragraph-rsid="00264a1c"/>
    </style:style>
    <style:style style:name="P52" style:family="paragraph" style:parent-style-name="Heading_20_2">
      <style:paragraph-properties fo:line-height="150%"/>
    </style:style>
    <style:style style:name="P53" style:family="paragraph" style:parent-style-name="Heading_20_2">
      <style:text-properties officeooo:rsid="0002c33c" officeooo:paragraph-rsid="0002c33c"/>
    </style:style>
    <style:style style:name="P54" style:family="paragraph" style:parent-style-name="Heading_20_2" style:list-style-name="">
      <style:text-properties officeooo:rsid="00264a1c" officeooo:paragraph-rsid="00264a1c"/>
    </style:style>
    <style:style style:name="P55" style:family="paragraph" style:parent-style-name="Heading_20_2">
      <style:paragraph-properties fo:break-before="page"/>
      <style:text-properties officeooo:rsid="00264a1c" officeooo:paragraph-rsid="00264a1c"/>
    </style:style>
    <style:style style:name="P56" style:family="paragraph" style:parent-style-name="Heading_20_3" style:list-style-name=""/>
    <style:style style:name="P57" style:family="paragraph" style:parent-style-name="Heading_20_3">
      <style:text-properties officeooo:rsid="0022d9e3" officeooo:paragraph-rsid="0022d9e3"/>
    </style:style>
    <style:style style:name="P58" style:family="paragraph" style:parent-style-name="Heading_20_3">
      <style:text-properties officeooo:rsid="00264a1c" officeooo:paragraph-rsid="00264a1c"/>
    </style:style>
    <style:style style:name="P59" style:family="paragraph" style:parent-style-name="Heading_20_3">
      <style:paragraph-properties fo:break-before="page"/>
    </style:style>
    <style:style style:name="T1" style:family="text">
      <style:text-properties officeooo:rsid="0002c33c"/>
    </style:style>
    <style:style style:name="T2" style:family="text">
      <style:text-properties officeooo:rsid="0003dd1b"/>
    </style:style>
    <style:style style:name="T3" style:family="text">
      <style:text-properties officeooo:rsid="0007dc56"/>
    </style:style>
    <style:style style:name="T4" style:family="text">
      <style:text-properties officeooo:rsid="00080d73"/>
    </style:style>
    <style:style style:name="T5" style:family="text">
      <style:text-properties officeooo:rsid="00081f5e"/>
    </style:style>
    <style:style style:name="T6" style:family="text">
      <style:text-properties officeooo:rsid="000975f0"/>
    </style:style>
    <style:style style:name="T7" style:family="text">
      <style:text-properties officeooo:rsid="000b2887"/>
    </style:style>
    <style:style style:name="T8" style:family="text">
      <style:text-properties officeooo:rsid="000ceaff"/>
    </style:style>
    <style:style style:name="T9" style:family="text">
      <style:text-properties officeooo:rsid="000d1c50"/>
    </style:style>
    <style:style style:name="T10" style:family="text">
      <style:text-properties officeooo:rsid="000e01b8"/>
    </style:style>
    <style:style style:name="T11" style:family="text">
      <style:text-properties officeooo:rsid="000fd799"/>
    </style:style>
    <style:style style:name="T12" style:family="text">
      <style:text-properties officeooo:rsid="0010eb11"/>
    </style:style>
    <style:style style:name="T13" style:family="text">
      <style:text-properties officeooo:rsid="00132987"/>
    </style:style>
    <style:style style:name="T14" style:family="text">
      <style:text-properties officeooo:rsid="00142dba"/>
    </style:style>
    <style:style style:name="T15" style:family="text">
      <style:text-properties officeooo:rsid="00154a13"/>
    </style:style>
    <style:style style:name="T16" style:family="text">
      <style:text-properties fo:font-weight="bold" style:font-weight-asian="bold" style:font-weight-complex="bold"/>
    </style:style>
    <style:style style:name="T17" style:family="text">
      <style:text-properties fo:font-weight="bold" officeooo:rsid="0015ae4d" style:font-weight-asian="bold" style:font-weight-complex="bold"/>
    </style:style>
    <style:style style:name="T18" style:family="text">
      <style:text-properties fo:font-weight="bold" officeooo:rsid="0002c33c" style:font-weight-asian="bold" style:font-weight-complex="bold"/>
    </style:style>
    <style:style style:name="T19" style:family="text">
      <style:text-properties fo:font-weight="bold" officeooo:rsid="001b6eac" style:font-weight-asian="bold" style:font-weight-complex="bold"/>
    </style:style>
    <style:style style:name="T20" style:family="text">
      <style:text-properties fo:font-weight="bold" officeooo:rsid="00080d73" style:font-weight-asian="bold" style:font-weight-complex="bold"/>
    </style:style>
    <style:style style:name="T21" style:family="text">
      <style:text-properties fo:font-weight="bold" officeooo:rsid="001f6893" style:font-weight-asian="bold" style:font-weight-complex="bold"/>
    </style:style>
    <style:style style:name="T22" style:family="text">
      <style:text-properties fo:font-weight="bold" officeooo:rsid="002149bb" style:font-weight-asian="bold" style:font-weight-complex="bold"/>
    </style:style>
    <style:style style:name="T23" style:family="text">
      <style:text-properties fo:font-weight="bold" officeooo:rsid="00081f5e" style:font-weight-asian="bold" style:font-weight-complex="bold"/>
    </style:style>
    <style:style style:name="T24" style:family="text">
      <style:text-properties fo:font-weight="bold" officeooo:rsid="0022d953" style:font-weight-asian="bold" style:font-weight-complex="bold"/>
    </style:style>
    <style:style style:name="T25" style:family="text">
      <style:text-properties fo:font-weight="bold" officeooo:rsid="0022d9e3" style:font-weight-asian="bold" style:font-weight-complex="bold"/>
    </style:style>
    <style:style style:name="T26" style:family="text">
      <style:text-properties fo:font-weight="bold" officeooo:rsid="001e5872" style:font-weight-asian="bold" style:font-weight-complex="bold"/>
    </style:style>
    <style:style style:name="T27" style:family="text">
      <style:text-properties fo:font-weight="bold" officeooo:rsid="0024709f" style:font-weight-asian="bold" style:font-weight-complex="bold"/>
    </style:style>
    <style:style style:name="T28" style:family="text">
      <style:text-properties fo:font-weight="bold" officeooo:rsid="00154a13" style:font-weight-asian="bold" style:font-weight-complex="bold"/>
    </style:style>
    <style:style style:name="T29" style:family="text">
      <style:text-properties officeooo:rsid="0015ae4d"/>
    </style:style>
    <style:style style:name="T30" style:family="text">
      <style:text-properties fo:font-weight="normal" officeooo:rsid="0015ae4d" style:font-weight-asian="normal" style:font-weight-complex="normal"/>
    </style:style>
    <style:style style:name="T31" style:family="text">
      <style:text-properties fo:font-weight="normal" officeooo:rsid="0002c33c" style:font-weight-asian="normal" style:font-weight-complex="normal"/>
    </style:style>
    <style:style style:name="T32" style:family="text">
      <style:text-properties fo:font-weight="normal" officeooo:rsid="0019bcb6" style:font-weight-asian="normal" style:font-weight-complex="normal"/>
    </style:style>
    <style:style style:name="T33" style:family="text">
      <style:text-properties fo:font-weight="normal" officeooo:rsid="0003dd1b" style:font-weight-asian="normal" style:font-weight-complex="normal"/>
    </style:style>
    <style:style style:name="T34" style:family="text">
      <style:text-properties officeooo:rsid="0016dcf3"/>
    </style:style>
    <style:style style:name="T35" style:family="text">
      <style:text-properties officeooo:rsid="00180bda"/>
    </style:style>
    <style:style style:name="T36" style:family="text">
      <style:text-properties officeooo:rsid="0019bcb6"/>
    </style:style>
    <style:style style:name="T37" style:family="text">
      <style:text-properties officeooo:rsid="001b6eac"/>
    </style:style>
    <style:style style:name="T38" style:family="text">
      <style:text-properties officeooo:rsid="001cdae0"/>
    </style:style>
    <style:style style:name="T39" style:family="text">
      <style:text-properties officeooo:rsid="001e5872"/>
    </style:style>
    <style:style style:name="T40" style:family="text">
      <style:text-properties officeooo:rsid="001f6893"/>
    </style:style>
    <style:style style:name="T41" style:family="text">
      <style:text-properties officeooo:rsid="002149bb"/>
    </style:style>
    <style:style style:name="T42" style:family="text">
      <style:text-properties officeooo:rsid="0021a3a1"/>
    </style:style>
    <style:style style:name="T43" style:family="text">
      <style:text-properties officeooo:rsid="0022d953"/>
    </style:style>
    <style:style style:name="T44" style:family="text">
      <style:text-properties officeooo:rsid="0022d9e3"/>
    </style:style>
    <style:style style:name="T45" style:family="text">
      <style:text-properties officeooo:rsid="0023ccf4"/>
    </style:style>
    <style:style style:name="T46" style:family="text">
      <style:text-properties officeooo:rsid="0024709f"/>
    </style:style>
    <style:style style:name="T47" style:family="text">
      <style:text-properties officeooo:rsid="00264a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rtificial Neural Networks in A<text:span text:style-name="T36">kka</text:span></text:p>
      <text:p text:style-name="P1"/>
      <text:p text:style-name="P1"/>
      <text:h text:style-name="P52" text:outline-level="2">Premise</text:h>
      <text:p text:style-name="P1"/>
      <text:p text:style-name="P10"><text:span text:style-name="T1">This project is an attempt to use an a</text:span><text:span text:style-name="T31">rtificial </text:span><text:span text:style-name="T32">n</text:span><text:span text:style-name="T31">eural </text:span><text:span text:style-name="T32">n</text:span><text:span text:style-name="T31">etwork </text:span><text:span text:style-name="T32">implemented with the Akka toolkit</text:span><text:span text:style-name="T1"> (a </text:span><text:span text:style-name="T18">network</text:span><text:span text:style-name="T1">, for short) as a </text:span><text:span text:style-name="T18">data </text:span><text:span text:style-name="T19">stream</text:span><text:span text:style-name="T18"> transformer</text:span><text:span text:style-name="T1">. Having an </text:span><text:span text:style-name="T18">input stream</text:span><text:span text:style-name="T1"> of symbols which can be decoded into an input vector, such a network will be able to generate a stream of more abstract symbols, using as additional information both its </text:span><text:span text:style-name="T17">internal state</text:span><text:span text:style-name="T1"> (ie. data which it received before) and </text:span><text:span text:style-name="T18">time gaps</text:span><text:span text:style-name="T1"> between consecutive chunks of data. The network is </text:span><text:span text:style-name="T18">reactive</text:span><text:span text:style-name="T31">, </text:span><text:span text:style-name="T30">which</text:span><text:span text:style-name="T1"> means that its computations are triggered by the input stream itself, not by a third agent watching the stream and sending requests to the network.</text:span></text:p>
      <text:p text:style-name="P1"/>
      <text:h text:style-name="P52" text:outline-level="2">Introduction</text:h>
      <text:p text:style-name="P1"/>
      <text:p text:style-name="P1">In research on <text:span text:style-name="T36">A</text:span>rtificial <text:span text:style-name="T36">N</text:span>eural <text:span text:style-name="T36">N</text:span>etworks <text:span text:style-name="T36">(ANN) </text:span>we can roughly distinguish two popular approaches:</text:p>
      <text:p text:style-name="P1"/>
      <text:list xml:id="list4027010813349496577" text:style-name="L1">
        <text:list-item>
          <text:p text:style-name="P24">Mathematical modelling. This is the approach that gave us Multi-Layered Perceptron, the Hopfield network, <text:span text:style-name="T36">etc</text:span>. It describes <text:span text:style-name="T29">ANNs</text:span> as mathematical models, where connections between neurons can be simplified to numbers in a matrix, the input signals <text:span text:style-name="T29">to</text:span> numbers in a vector, and in order to simulate the network's activity – instead of actually building <text:span text:style-name="T36">the </text:span>network – it is enough to multiply the vector by the matrix. <text:span text:style-name="T29">T</text:span>he learning algorithms of such networks are also just mathematical equations which we use to modify the matrix. Such networks can be used then to solve optimization problems, like the Travelling Salesman Problem, the Knapsack Problem and others. <text:span text:style-name="T29">A</text:span>ll <text:span text:style-name="T29">these problems </text:span>have their traditional <text:span text:style-name="T29">versions of </text:span>solutions and using <text:span text:style-name="T29">ANN</text:span>s in order to achieve the same is usually just a way to show to the students that <text:span text:style-name="T29">this approach </text:span>can <text:span text:style-name="T29">also </text:span>be useful.</text:p>
        </text:list-item>
        <text:list-item>
          <text:p text:style-name="P34"><text:span text:style-name="T1">Spiking Neural Networks (SNN), which are much closer to actually simulate a working brain. </text:span><text:soft-page-break/><text:span text:style-name="T1">Tightly connected to neurobiology, this approach takes what we know about how neurons are built and how they react to neurotransmitters and model the activity of a nervous system consisting of thousands, or even millions of such simulated neurons, each described by many variables. This way we can get a valuable insight into how we think and - in consequence - who we are. <text:s/></text:span></text:p>
        </text:list-item>
      </text:list>
      <text:p text:style-name="P1"/>
      <text:p text:style-name="P6">The approach I use in this work lies in the middle. I draw inspiration from how organic neurons work, but I focus on a few of their most important traits and simplify the ways they cooperate - not so much that it would be possible to describe <text:span text:style-name="T36">it with</text:span> a single mathematical equation, but enough to track and a<text:span text:style-name="T34">n</text:span>ticipate their activity. Each <text:span text:style-name="T36">artificial </text:span>neuron receives <text:span text:style-name="T16">signals</text:span> from other neurons, process them taking into consideration only a few variables (<text:span text:style-name="T29">that is,</text:span> its internal state) and send the result to yet other neurons. This is similar to the mathematical modeling but, in resemblance to an organic brain, each of the neurons is a separate entity – <text:span text:style-name="T36">a</text:span>n <text:span text:style-name="T16">actor</text:span> – and acts <text:span text:style-name="T29">concurrent to </text:span>others. As a matter of fact, such a neuron does not even has to know that it is a part of a network, just as our neurons do not know they are parts of our brains – they just react to the stimuli wherever it comes from.</text:p>
      <text:p text:style-name="P1"/>
      <text:p text:style-name="P1">To use another metaphor: Think about the development of aviation. <text:span text:style-name="T29">For centuries </text:span>people were trying to imitate movements of birds. Such research helped us understand how birds fly and let us write down rules of aerodynamics, but airplanes do not fly the way birds do. The flight of an airplane is based on the same rules, but instead of a complex system of muscles, joints and feathers, we introduced a cleaner - from the engineering point of view - system which separates rigid wings from a propulsion engine. <text:span text:style-name="T34">Similarly, I would like to propose an approach to artificial neural networks which is much simpler than SNN, but still preserves the most important features of an organic brain.</text:span></text:p>
      <text:p text:style-name="P1"/>
      <text:p text:style-name="P33"><text:span text:style-name="T47">The </text:span>goal <text:span text:style-name="T47">of the project discussed in this article </text:span>is to build <text:span text:style-name="T36">a </text:span>network which works in real time <text:span text:style-name="T47">and use it </text:span>in order to transform data chunks incoming in a form of a stream into a stream of data chunks of another type. Such a network can be relatively small and simple when compared to other types of artificial neural networks able to perform such tasks and it demo<text:span text:style-name="T47">n</text:span>strates some interesting features absent from those networks, such as usage of time gaps between consecutive data chunks as additional information. <text:span text:style-name="T47">First I will introduce and discuss the main concepts behind building such a network and then I will describe how to build a small network which will recognize an S.O.S. signal in the Morse code from an input stream of 1s and 0s.</text:span></text:p>
      <text:h text:style-name="P53" text:outline-level="2"><text:soft-page-break/>Concepts</text:h>
      <text:h text:style-name="Heading_20_3" text:outline-level="3"/>
      <text:h text:style-name="Heading_20_3" text:outline-level="3">Akka</text:h>
      <text:p text:style-name="Text_20_body"/>
      <text:p text:style-name="P23">Akka is a toolkit and runtime simplifying the construction of concurrent and distributed applications on the Java Virtual Machine. Akka supports multiple programming models for concurrency, but it emphasizes <text:span text:style-name="T34">actor-based concurrency,</text:span> which is message-based, asynchronous, and implements the <text:span text:style-name="T34">actor model.</text:span> <text:span text:style-name="T34">T</text:span>ypically no mutable data are shared and no synchronization primitives are used. <text:span text:style-name="T35">[Wikipedia]</text:span></text:p>
      <text:p text:style-name="P22">The most important features of Akka from the point of view of this article are:</text:p>
      <text:list xml:id="list3581595704960497459" text:style-name="L2">
        <text:list-item>
          <text:p text:style-name="P48">Actors work concurrent to one another.</text:p>
        </text:list-item>
        <text:list-item>
          <text:p text:style-name="P50">Actors communicate with one another with messages – small immutable data packets – and not in any other way.</text:p>
        </text:list-item>
        <text:list-item>
          <text:p text:style-name="P49">Actors are reactive [Reactive Manifesto] – <text:s/>their computations are triggered by incoming messages; there is no need for a supervisor entity which would iterate over them and send requests to perform computations.</text:p>
        </text:list-item>
        <text:list-item>
          <text:p text:style-name="P50">Sending a message takes time <text:span text:style-name="T35">– </text:span>every time a message is sent there is a considerable time gap between the moment it is sent and the moment it is received. Such time gaps exist even if the actor sends a message to itself. By “considerable” I mean that it has to be taken into account when designing a system of actors (ie. a network).</text:p>
        </text:list-item>
        <text:list-item>
          <text:p text:style-name="P50">Communication is unordered <text:span text:style-name="T35">– </text:span>two messages sent at the same moment may reach their targets with a considerable time difference, and two messages sent one after another from one source to two different targets may be received in the different order. <text:s/><text:span text:style-name="T10">However, </text:span>Akka<text:span text:style-name="T10"> ensures that two </text:span>messages<text:span text:style-name="T10"> going from one source to </text:span>one target <text:span text:style-name="T10">will reach it in the </text:span>same <text:span text:style-name="T10">order </text:span>they were sent.</text:p>
        </text:list-item>
      </text:list>
      <text:p text:style-name="P22">In my work, <text:span text:style-name="T36">Akka actors are used in order to implement </text:span>neurons, <text:span text:style-name="T36">while messages are used to implement signals sent between neurons.</text:span></text:p>
      <text:h text:style-name="Heading_20_3" text:outline-level="3"/>
      <text:h text:style-name="P56" text:outline-level="3"/>
      <text:h text:style-name="P59" text:outline-level="3">Network</text:h>
      <text:p text:style-name="P2"/>
      <text:p text:style-name="P14">A network consists of any number of neurons of the following three types: </text:p>
      <text:list xml:id="list3485559104993441120" text:style-name="L3">
        <text:list-item>
          <text:p text:style-name="P25"><text:span text:style-name="T19">I</text:span><text:span text:style-name="T16">nput</text:span> – “<text:span text:style-name="T37">dummy” neurons, working</text:span> as entry point<text:span text:style-name="T4">s</text:span> for signals coming in from the outside of the network; <text:span text:style-name="T4">their</text:span> only purpose is to pass the signal<text:span text:style-name="T4">s</text:span> to other neurons.</text:p>
        </text:list-item>
        <text:list-item>
          <text:p text:style-name="P25"><text:span text:style-name="T20">S</text:span><text:span text:style-name="T16">tandard</text:span> – <text:s/><text:span text:style-name="T37">neurons c</text:span>onsist<text:span text:style-name="T37">ing</text:span> of constants set at the <text:span text:style-name="T4">initialization</text:span> of the neuron and variables which change during <text:span text:style-name="T36">its </text:span>work. </text:p>
        </text:list-item>
        <text:list-item>
          <text:p text:style-name="P26"><text:span text:style-name="T20">Silencing</text:span> – <text:span text:style-name="T4">simplified versions of standard neurons, </text:span>used to send to other neurons <text:span text:style-name="T4">signals of a special type </text:span>in order to silence them. <text:span text:style-name="T37">This feature is discussed below.</text:span></text:p>
        </text:list-item>
      </text:list>
      <text:p text:style-name="P2"/>
      <text:p text:style-name="P2">There is no distinction between middle and output layers of the network. Every standard neuron can be marked as an output one and then, when it fires, the program which encapsulates the network pushes a symbol <text:span text:style-name="T37">associated to it </text:span>into the output stream.</text:p>
      <text:p text:style-name="P2"/>
      <text:p text:style-name="P7"><text:span text:style-name="T6">The </text:span>network <text:span text:style-name="T6">works a</text:span>s a <text:span text:style-name="T37">data stream </text:span>transformer: It takes <text:span text:style-name="T37">chunks of data from </text:span>a <text:span text:style-name="T37">data </text:span>stream, perform <text:span text:style-name="T37">a series of transformations on them, </text:span>and push <text:span text:style-name="T37">the results </text:span>out <text:span text:style-name="T37">into </text:span>another <text:span text:style-name="T37">data </text:span>stream. To the outside world, the network presents a very simple API: at the input, we can pu<text:span text:style-name="T38">sh into it</text:span> a vector of numbers in the range of <text:span text:style-name="T37">0.0 to 1.0</text:span>, and at the output we <text:span text:style-name="T37">receive signals from neurons which are tagged as output neurons</text:span>. <text:span text:style-name="T37">In order to work on more abstract data we need to put </text:span><text:span text:style-name="T19">translators</text:span><text:span text:style-name="T37"> at both ends of the network. The input translator takes a symbol, decode it into a vector of numbers and push it into the network. <text:s/></text:span>The vector is <text:span text:style-name="T38">then </text:span>distributed among input neurons, one neuron for one element of the vector. The input neurons pass them as signals to <text:span text:style-name="T38">standard </text:span>neurons which eventually send their own signals to yet other neurons, and after some time these signals reach neurons <text:span text:style-name="T38">tagged as output ones</text:span> and, <text:span text:style-name="T38">eventually, they will fire</text:span>. <text:span text:style-name="T38">Then the output translator will push into the output stream a symbol associated with the given output neuron. </text:span></text:p>
      <text:p text:style-name="P7"/>
      <text:p text:style-name="P7">This is how all neural networks do it, but in <text:span text:style-name="T43">the </text:span>case of <text:span text:style-name="T43">an asynchronous network </text:span>there are three important differences.</text:p>
      <text:list xml:id="list3642497894589512426" text:style-name="L4">
        <text:list-item>
          <text:p text:style-name="P27"><text:span text:style-name="T38">I</text:span>f the network still computes the output for the first vector <text:span text:style-name="T38">when we </text:span>push another input vector in<text:span text:style-name="T38">to it,</text:span> the result of those computations may be affected. Also, the <text:span text:style-name="T38">internal state of the network, which is a side effect of computations for the first vector, </text:span>may affect the <text:span text:style-name="T38">result </text:span>of <text:span text:style-name="T38">computations for</text:span> the second one.</text:p>
        </text:list-item>
        <text:list-item>
          <text:p text:style-name="P28"><text:soft-page-break/>The time gap between consecutive input vectors is also affecting the computations.</text:p>
        </text:list-item>
        <text:list-item>
          <text:p text:style-name="P28">The network may accept new input vectors while still working on previous ones.</text:p>
        </text:list-item>
      </text:list>
      <text:p text:style-name="P2"/>
      <text:p text:style-name="P7">In short, the network is not an <text:span text:style-name="T38">[input vector] </text:span>=&gt; <text:span text:style-name="T38">[output vector]</text:span> transformer, but <text:span text:style-name="T38">[input vector]</text:span> + <text:span text:style-name="T38">[i</text:span>nternal <text:span text:style-name="T38">s</text:span>tate<text:span text:style-name="T38">]</text:span> =&gt; <text:span text:style-name="T38">[output vector]</text:span>, where <text:span text:style-name="T38">the i</text:span>nternal <text:span text:style-name="T38">s</text:span>tate <text:span text:style-name="T38">of the network </text:span>is the sum of internal states of all its neurons. </text:p>
      <text:p text:style-name="P2"/>
      <text:p text:style-name="P7">How are time gaps useful? Why not hit the network with all data at once? An asynchronous neural network is naturally prepared to work within the <text:span text:style-name="T16">time context</text:span>. <text:span text:style-name="T38">T</text:span>his makes it similar to how our brains work. Imagine that when starting to listen to a song you were immediately provided with all sounds at once. It would make no sense. What changes a bunch of sounds into a song are their length, their sequence and the time gaps between them. <text:span text:style-name="T38">In a very simplified example, which follows this theoretical part of the article, I show how short bursts of simple signals (basically just one-value vectors, where the value is the number 1.0) can be transformed into the SOS message. In this case, the lack of signal between three short bursts (“1...1...1...”) means that the input data stream carries the letter 'S' in the Morse code, not just one long line which does not translate into anything useful. </text:span></text:p>
      <text:p text:style-name="P38">But to be able to distinguish that, first we need a way to tell that the time gap between two consecutive signals is big enough to be considered important, instead of being just a random fluctuation in the input stream. </text:p>
      <text:p text:style-name="P2"/>
      <text:h text:style-name="P57" text:outline-level="3">Iterations in the asynchronous network</text:h>
      <text:p text:style-name="P2"/>
      <text:p text:style-name="P15">Neurons in <text:span text:style-name="T39">the</text:span> network are not aware they are a part of a bigger system. They know their internal state and how to send signals to a set of other neurons – usually a set much smaller than the whole set of neurons in the network. <text:span text:style-name="T7">On top of that, their computations is triggered by signals coming to them, so even in this regard we can say they are independent – they do not have a supervisor telling them to perform computations.</text:span></text:p>
      <text:p text:style-name="P16">On the other hand, <text:span text:style-name="T8">in order </text:span>for the network <text:span text:style-name="T8">to use time gaps as information the neurons must </text:span>be at least <text:span text:style-name="T25">locally</text:span><text:span text:style-name="T16"> synchronized</text:span>. A weak synchronization means that even though there is no one source of synchronization – <text:span text:style-name="T39">the aforementioned</text:span> <text:span text:style-name="T39">supervisor, </text:span>trigger<text:span text:style-name="T39">ing</text:span> computations in the same moment of time – the following rule is preserved:</text:p>
      <text:list xml:id="list4319415813184290240" text:style-name="L5">
        <text:list-item>
          <text:p text:style-name="P39">Let's say we have <text:span text:style-name="T43">one input neuron In and </text:span>a set of <text:span text:style-name="T39">N standard </text:span>neurons <text:span text:style-name="T43">connected to it </text:span><text:span text:style-name="T24">in </text:span><text:soft-page-break/><text:span text:style-name="T24">parallel</text:span><text:span text:style-name="T43">, each with the </text:span>threshold set to 0, so <text:span text:style-name="T43">any signal sent from In </text:span>triggers <text:span text:style-name="T39">them to send their own signals</text:span>.</text:p>
        </text:list-item>
        <text:list-item>
          <text:p text:style-name="P35"><text:span text:style-name="T9">In a time gap between moments t1 and t2, the input neuron In fires and sends signals to each of N standard neurons. Each of the signals may take a random, considerable amount of time to reach the neuron. Let's call this event S1.</text:span></text:p>
        </text:list-item>
        <text:list-item>
          <text:p text:style-name="P41">Without waiting for the neurons to finish their computations,<text:span text:style-name="T39"> In fires again and a new round of signals is sent to </text:span>the neurons. <text:span text:style-name="T9">Let's call this event S2. Because the communication is unordered and takes time, i</text:span>t is possible that some of the signals from S2 will reach their <text:span text:style-name="T39">targets </text:span>even before some of the signals from S1 <text:span text:style-name="T39">will reach theirs</text:span>. </text:p>
        </text:list-item>
        <text:list-item>
          <text:p text:style-name="P40">Still, all neurons should send their output signals <text:span text:style-name="T39">triggered by signals from S1</text:span>, before any of them is triggered <text:span text:style-name="T39">by signals from S2</text:span>. </text:p>
          <text:p text:style-name="P36"/>
        </text:list-item>
      </text:list>
      <text:p text:style-name="P42"><text:span text:style-name="T39">Without local synchronization it would be possible that in a block of interacting neurons one part of the block worked considerably faster, or slower, than another part, which could lead to errors in recognizing patterns and would make the network much more difficult to design and to track its work. Also, please note that if the N neurons from the example above are connected </text:span><text:span text:style-name="T26">in sequence</text:span><text:span text:style-name="T39">, instead of being parallel to one another, then with N big enough the total sum of delays in delivering messages would still be greater than the sleep time, no matter how large. This is why I called it local synchronization – neurons removed from each other do not have to be synchronized for the purposes discussed in this article.</text:span></text:p>
      <text:p text:style-name="P42">In order to achieve <text:span text:style-name="T44">local synchronization </text:span>I introduce the concept of <text:span text:style-name="T21">sleep</text:span><text:span text:style-name="T16"> time</text:span>. Each time a neuron sends its output signal it goes to sleep for a given amount of time, which is the same for all neurons in the network. During the sleep the neuron a<text:span text:style-name="T40">dds</text:span> signals to its buffer, but even if the buffer goes over the threshold, it does not trigger the output signal. Only after the neuron wakes up, it checks the buffer against the threshold and <text:span text:style-name="T40">either </text:span>sends the output signal – which consequently makes it go to sleep again – or stay<text:span text:style-name="T40">s</text:span> awake and wait for more signals to come. </text:p>
      <text:p text:style-name="P45">With a block of locally synchronized neurons we can talk about <text:span text:style-name="T16">iterations</text:span> in their work. One iteration is a time span during which all neurons in a block either fire <text:span text:style-name="T46">only </text:span>once or <text:span text:style-name="T45">do nothing and all signals sent within the block during the iteration will reach their receivers</text:span>. It is not possible for <text:span text:style-name="T45">a</text:span> locally synchronized neuron to fire more than once during one iteration. <text:span text:style-name="T45">This concept will be useful in the following sections of the article when we will discuss how neurons interact with each other in order to perform specific tasks.</text:span></text:p>
      <text:p text:style-name="P37"/>
      <text:h text:style-name="Heading_20_3" text:outline-level="3"><text:soft-page-break/><text:span text:style-name="T11">N</text:span>euron</text:h>
      <text:p text:style-name="P1"/>
      <text:p text:style-name="P1">A neuron is implemented as an <text:span text:style-name="T40">Akka </text:span>actor, <text:span text:style-name="T40">meaning it is reactive, it works concurrent to other neurons and i</text:span>t communicates with the outside world through <text:span text:style-name="T40">signals</text:span>. It can receive and process only one <text:span text:style-name="T40">signal </text:span>at the time.</text:p>
      <text:p text:style-name="P1"/>
      <text:p text:style-name="P1"><text:span text:style-name="T41">In the mathematical model we can say that</text:span> a neuron <text:span text:style-name="T41">reaches behind: the synapses connect to neurons which present their output. The neurons sums the outputs' values multiplied by the synapses' weights, </text:span>checks if the sum is bigger than some threshold and if yes, it applies a<text:span text:style-name="T2">n activation</text:span> function <text:span text:style-name="T41">to the sum </text:span>and presents the result as its output to other neurons. This is not possible with asynchronous neurons. First of all, the signals are not available all in the same time. They are being sent to the neuron each in its own time. Also, the data flow is reversed: <text:span text:style-name="T41">a</text:span>nother neuron sends a signal to t<text:span text:style-name="T41">he one performing computations</text:span> and it may or may not react to this event by computing the output and sending it to other neurons.</text:p>
      <text:p text:style-name="P8">It means that in an asynchronous neuron we need a buffer which will hold signals sent by other neurons. After adding a new signal to the buffer, the neuron compares the<text:span text:style-name="T41">ir</text:span> sum with the threshold to check if it is big enough to trigger the <text:span text:style-name="T2">activation</text:span> function. <text:span text:style-name="T41">In this case the activation function simply presents the full strength signal – 1.0 – as the output. We can say,that the activation function and the threshold together form a </text:span><text:span text:style-name="T22">binary step function</text:span><text:span text:style-name="T41">, with the step defined by the threshold, but this version of a binary step function works in time. In a special case the input may be just one neuron sending a very small signal, but repeatedly, and – given enough time – it will still trigger the activation function. </text:span></text:p>
      <text:p text:style-name="P11"/>
      <text:h text:style-name="Heading_20_3" text:outline-level="3">Synapses</text:h>
      <text:p text:style-name="P3"/>
      <text:p text:style-name="P3"><text:span text:style-name="T5">Another</text:span> property of a neuron is a set of synapses. A synapse is a simple data structure consisting of a reference to another neuron and <text:span text:style-name="T41">either </text:span>a weight, <text:span text:style-name="T41">which is a </text:span>number in the range <text:span text:style-name="T41">of 0.0 to 1.0</text:span>, or a special <text:span text:style-name="T41">constant</text:span> <text:span text:style-name="T41">called </text:span><text:span text:style-name="T22">Silence</text:span>. When then neuron fires, the output signal is multiplied by the synapse's weight and the result is sent to the neuron at the other end of the synapse (remember the opposite direction of the data flow). If the synapse's “weight” is <text:span text:style-name="T5">set to Silence</text:span>, the signal is transformed into a <text:span text:style-name="T23">silence</text:span><text:span text:style-name="T16"> </text:span><text:span text:style-name="T22">request</text:span>.</text:p>
      <text:p text:style-name="P11"/>
      <text:h text:style-name="Heading_20_3" text:outline-level="3"><text:soft-page-break/>Silencing</text:h>
      <text:p text:style-name="P11"/>
      <text:p text:style-name="P9"><text:span text:style-name="T2">On top of these features, typical for any artificial neuron, <text:s/>an asynchronous neuron provides one more functionality: the ability to silence and to be silenced by another neuron. This functionality is crucial in a network where we want to assign to neurons and </text:span><text:span text:style-name="T33">blocks of neurons</text:span><text:span text:style-name="T2"> tasks of recognizing certain patterns in the input stream and – when one of them signals that it recognized the pattern – we want to ignore signals of others. One of the strengths of a neural network lies in its ability to recognize patterns in noised input data. But in certain situations this strength may become a weakness: if the input data is almost 100% similar to one pattern, but also similar to another one, it may happen that neurons tasked to recognize that other pattern will also fire and we will be presented with two possible outcomes, even though it is clear that the second one we would take into consideration only if the first one was not present. In such case the neurons tasked to recognize the first pattern should signal the other neurons that they should stop their computations because the right pattern has already been found.</text:span></text:p>
      <text:p text:style-name="P9"/>
      <text:p text:style-name="P12">This is done by creating a special synapse between neurons. A signal sent <text:span text:style-name="T42">along this synapse </text:span>is not added to the buffer, but it works as a message, telling <text:span text:style-name="T42">the receiver </text:span>to clear its buffer and, eventually, to “<text:span text:style-name="T42">become silent</text:span>” for a certain amount of <text:span text:style-name="T45">iterations</text:span>. <text:span text:style-name="T42">This is very similar to a neuron sleeping for the rest of the iteration after it fired, but there is one significant difference: during sleep the neuron still accumulates signals in its buffer; when silenced the neuron ignores new signals.</text:span> This feature is important if we don't want one neuron to clear its buffer, but to stop a whole block of neurons.</text:p>
      <text:p text:style-name="P12"/>
      <text:p text:style-name="P13">In order to recognize a pattern in input data one neuron is almost never enough. This is why I introduce the concept of a block of neurons, which is explained in a subsequent chapter. Here it is enough to say that a block of neurons is composed both of the static part – ie. neurons with certain thresholds, buffers and synapses' weights – and the dynamic part, that is signals sent between neurons belonging to one block. <text:span text:style-name="T45">As it was mentioned already, in the asynchronous environment there is a moment in time when the signal has been already sent but is still not received. </text:span>If <text:span text:style-name="T3">the receiver is silenced in that very moment, but as a consequence it will just clear the buffer, a moment later it will receive that signal from before the silencing. The signal will be added to the buffer and if it is strong enough it may trigger the activation function, thus invalidating the silencing order. This is why sometimes it is useful to request the neuron to stay silent for one or more iterations, so we can ensure that all signals sent from one silenced neuron to another silenced neuron will be ignored.</text:span></text:p>
      <text:p text:style-name="P13"/>
      <text:p text:style-name="P20"><text:soft-page-break/>[ a sequence diagram showing this case]</text:p>
      <text:p text:style-name="P13"/>
      <text:p text:style-name="P20"><text:span text:style-name="T4">Silencing may be also useful for other purposes, like barring a block of neurons from receiving additional input while it is working. I used it for the following example.</text:span></text:p>
      <text:p text:style-name="P29"/>
      <text:h text:style-name="Heading_20_3" text:outline-level="3">Blocks of neurons</text:h>
      <text:p text:style-name="P4"/>
      <text:p text:style-name="P4">A <text:span text:style-name="T16">block </text:span><text:span text:style-name="T25">of neurons</text:span><text:span text:style-name="T44"> </text:span>is <text:span text:style-name="T12">a set </text:span>of connected neurons <text:span text:style-name="T13">designed to perform </text:span>a <text:span text:style-name="T13">specific </text:span>task. In the special case, a single neuron is a block by itself and the task it performs is to fire when it receives a signal of a certain value, or a certain sum of signals. A more complex example of a block is a Delay Gate (DG): a block whic<text:span text:style-name="T44">h</text:span> after receiving a signal ignores all subsequent signals for a given <text:span text:style-name="T14">number of iterations</text:span>, and <text:span text:style-name="T14">then </text:span>it fires its own signal and starts accepting new signals again. DG consists of three neurons connected as on the diagram below. </text:p>
      <text:p text:style-name="P4"/>
      <text:p text:style-name="P17">[ <text:span text:style-name="T15">neurons </text:span>diagram ]</text:p>
      <text:p text:style-name="P4"/>
      <text:p text:style-name="P30">The neuron DG1 receives the input signal, immediately passes it to DG2 and <text:span text:style-name="T46">silences </text:span>itself for <text:span text:style-name="T15">T</text:span> <text:span text:style-name="T46">iterations</text:span>. DG2 passes the signal further to DG3, but the weight of the synapse (DG2, DG3) is low - it is exactly <text:span text:style-name="T15">T</text:span>+1 times lower than the DG3's threshold, meaning that DG2 has to send the signal <text:span text:style-name="T15">T</text:span>+1 times (one immediately <text:span text:style-name="T46">after being triggered</text:span>, then one during each <text:span text:style-name="T46">subsequent iterations</text:span>). In order to achieve that, DG2 uses a synapse to itself (DG2, DG2). A signal sent through (DG2, DG2) comes <text:span text:style-name="T46">back </text:span>to DG2 and in the next <text:span text:style-name="T46">iteration </text:span>triggers another signal from DG2, both to DG3 and again back to DG2. In the meantime, DG3 simply waits for its buffer to sum enough signal<text:span text:style-name="T46">s </text:span>from DG2, which should happen exactly after N <text:span text:style-name="T46">iterations</text:span>. Then it fires its own signal to the outside of the block. All the synapses in the block except from (DG2, DG3) have the<text:span text:style-name="T46">ir</text:span> weight<text:span text:style-name="T46">s</text:span> <text:span text:style-name="T46">equal to </text:span>1.0 which means that all the signals received from <text:span text:style-name="T46">within</text:span> the block except from the signal received by DG3 from DG2 have the value 1.0. </text:p>
      <text:p text:style-name="P4"/>
      <text:p text:style-name="P19">[ sequence diagram ]</text:p>
      <text:p text:style-name="P4"/>
      <text:p text:style-name="P4">Another <text:span text:style-name="T46">block used in the following example</text:span> is <text:span text:style-name="T46">the</text:span> Signal Sum (SS), consisting of two neurons, <text:span text:style-name="T46">SS1 and SS2</text:span>. SS1 <text:span text:style-name="T46">receives</text:span> signals from the outside and if they are <text:span text:style-name="T46">strong</text:span> enough it sends its own signal to <text:soft-page-break/>SS2. The weight of the synapse (SS1, SS2) is exactly <text:span text:style-name="T15">N</text:span> times lower than the SS2's threshold, so SS2 wil<text:span text:style-name="T15">l </text:span>fire only after receiving N such signals. The difference between an SS block and a single neuron is that with an SS block we can decide if the input signal <text:span text:style-name="T46">coming to SS1</text:span> is strong enough <text:span text:style-name="T46">to be accumulated</text:span>. A single asynchronous neuron simply accepts all the signals, <text:span text:style-name="T46">no matter how weak, so after a big enough number of such signals it will trigger. With SS weak signals are ignored.</text:span></text:p>
      <text:p text:style-name="P4"/>
      <text:p text:style-name="P18">[ <text:span text:style-name="T15">neuron </text:span>diagram ] </text:p>
      <text:p text:style-name="P4"/>
      <text:p text:style-name="P5">These two building blocks are enough to build an S.O.S. network <text:span text:style-name="T46">from the main example</text:span>, but one more property is needed: A <text:span text:style-name="T27">silenceable </text:span><text:span text:style-name="T16">block</text:span> is a block with one of its neurons being a <text:span text:style-name="T28">silencing </text:span><text:span text:style-name="T16">neuron</text:span> which, when triggered by any input, sends <text:span text:style-name="T15">silence</text:span> <text:span text:style-name="T15">requests </text:span>to all other neurons in the block. Thus it works as a single point of entry for <text:span text:style-name="T15">silence requests </text:span>from the other parts of the network. A neuron which wants to <text:span text:style-name="T15">silence </text:span>a <text:span text:style-name="T15">silenceable </text:span>block does not have to know its internals. It just has to know how to send a signal to the block's <text:span text:style-name="T15">silencing </text:span>neuron.</text:p>
      <text:p text:style-name="P4"/>
      <text:p text:style-name="P46">In the rest of the article I will assume that both DG and SS blocks are silenc<text:span text:style-name="T47">e</text:span>able blocks, each with a silencing neuron connected to all other neurons in the block. <text:span text:style-name="T47">All neurons except for DG1 are set to stay silent for one iterations. This is especially important in the case of DG2 which can send a signal to itself, so without being silenced for an iteration it would simply resume its work.</text:span></text:p>
      <text:p text:style-name="P46"/>
      <text:p text:style-name="P46">[ updated diagrams]</text:p>
      <text:p text:style-name="P4"/>
      <text:h text:style-name="P54" text:outline-level="2"/>
      <text:h text:style-name="P55" text:outline-level="2">The S.O.S. network example</text:h>
      <text:p text:style-name="P1"/>
      <text:p text:style-name="P1">The following example proves this concept. We will start with an input stream providing the Morse's code and we will produce an output stream of symbols showing the S.O.S. message.</text:p>
      <text:p text:style-name="P1"/>
      <text:p text:style-name="P1">The data chunks in the input stream will actually consist of only one symbol. Let's call it '1'. If in a given <text:span text:style-name="T12">tick time</text:span> the network receive<text:span text:style-name="T12">s</text:span> one such symbol and then there will come nothing new for at least another <text:span text:style-name="T12">tick</text:span>, the network should recognize <text:span text:style-name="T12">the signal</text:span> to be a 'dot' in the Morse's code. Internally, the recognition means that the neuron, which the network's <text:span text:style-name="T12">client</text:span> tagged as the 'dot' neuron, fires. If the '1' symbol is immediately followed by another <text:span text:style-name="T12">'1'</text:span>, the network should recognize it to be a 'line' (ie. another neuron, tagged as the 'line' neuron, fires). The network should clearly distinguish the two: It should not answer that what it received is both a 'dot' and a 'line', nor should it answer first that the received input is a 'dot' and then, without receiving any new data, say it is a 'line', or the other way around.</text:p>
      <text:p text:style-name="P1"/>
      <text:p text:style-name="P1">Being able to recognize dots and lines, the network should store this information in its internal state until it receives enough data to proceed further: Three 'dots' one after another should result in the 'S' symbol being produced. Three 'lines' one after another should produce the 'O' symbol. If there is not enough input data, or 'dots' and 'lines' are mixed, the network should not produce anything.</text:p>
      <text:p text:style-name="P1"/>
      <text:p text:style-name="P1">[a diagram of ANNA as a black box with 1s and 0s as the input, and Ss and Os as the output]</text:p>
      <text:p text:style-name="P1"/>
      <text:p text:style-name="P1">The following procedure will construct a network fulfilling all these requirements. </text:p>
      <text:p text:style-name="P1"/>
      <text:list xml:id="list4568062765382906262" text:style-name="L6">
        <text:list-item>
          <text:p text:style-name="P43">An sDG recognizing a dot.</text:p>
        </text:list-item>
        <text:list-item>
          <text:p text:style-name="P43">An sSS recognizing a line.</text:p>
        </text:list-item>
        <text:list-item>
          <text:p text:style-name="P43">sDG+sSS working together.</text:p>
        </text:list-item>
        <text:list-item>
          <text:p text:style-name="P43">Another sSS for recognizing 'S' from three dots.</text:p>
        </text:list-item>
        <text:list-item>
          <text:p text:style-name="P43">Another sSS for recognizing 'O' from three lines.</text:p>
        </text:list-item>
        <text:list-item>
          <text:p text:style-name="P43"><text:s/>Connecing them all.</text:p>
        </text:list-item>
      </text:list>
      <text:p text:style-name="P1"/>
      <text:p text:style-name="P1">In total, we used 9 standard, 4 <text:span text:style-name="T15">silencing</text:span> and 1 input neurons.</text:p>
      <text:p text:style-name="P1"/>
      <text:h text:style-name="P55" text:outline-level="2">Further ideas</text:h>
      <text:p text:style-name="P51"/>
      <text:h text:style-name="Heading_20_3" text:outline-level="3">Forgetting</text:h>
      <text:p text:style-name="P4"/>
      <text:p text:style-name="P4">The *forgettingValue* is another property working with *ticks*. It is a float number in the range &lt;0..1&gt; which tells the neuron how much it should "cool off" during one *tick*, ie. <text:s/>how much of its buffer should be thrown away. If it is set to 0 the neuron will not forget anything from its buffer even if it has to wait for a long time for the next input signal. If it is set to 1, the whole buffer value will be reduced to 0 in one tick. Additionally, the *forgettingValue* may be set to a special *ForgetAll* value which means that the buffer will reset immediately after it being compared to the threshold. In this case the neuron will produce an output only if a single received signal is bigger than the threshold.</text:p>
      <text:p text:style-name="P4">Implementation of the *forgettingValue* was inspired by the "cooling off" process observed in organic neurons. Its main purpose, used in our example, is to put the neuron into a state of waiting for additional input, but only for a given amount of time. If the signal does not come soon enough, the neurn goes back to its default state with the buffer being equal to 0. In effect, the *forgettingValue* is crucial for treating time gaps as information.</text:p>
      <text:p text:style-name="P4"/>
      <text:h text:style-name="P58" text:outline-level="3">Pessimistic blocks</text:h>
      <text:p text:style-name="P51"/>
      <text:h text:style-name="P58" text:outline-level="3">Learn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8:30:45.853037578</meta:creation-date>
    <dc:date>2016-09-28T20:34:44.641067401</dc:date>
    <meta:editing-duration>PT2H4M41S</meta:editing-duration>
    <meta:editing-cycles>9</meta:editing-cycles>
    <meta:generator>LibreOffice/4.4.3.2$Linux_X86_64 LibreOffice_project/40m0$Build-2</meta:generator>
    <meta:document-statistic meta:table-count="0" meta:image-count="0" meta:object-count="0" meta:page-count="12" meta:paragraph-count="85" meta:word-count="4416" meta:character-count="25126" meta:non-whitespace-character-count="20767"/>
  </office:meta>
</office:document-meta>
</file>